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68c" officeooo:paragraph-rsid="00011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Here we 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3-02-06T16:20:21.96800000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8"/>
  </office:meta>
</office:document-meta>
</file>